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25-10-16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25-07-18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25-04-17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25-04-1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25-01-15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25-01-15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24-10-17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24-04-16 0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24-01-2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23-10-17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23-01-2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22-10-0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22-07-18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22-04-20 0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22-01-26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21-10-29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21-07-22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21-04-23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21-01-26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20-10-09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20-07-17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20-01-16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9-10-07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9-07-1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9-04-12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9-01-17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8-10-23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8-07-2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8-07-26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8-04-16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8-01-22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7-10-2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7-07-17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7-04-11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7-01-03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6-10-11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6-07-0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6-04-13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6-01-11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6-01-11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5-10-16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5-10-1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5-07-2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5-04-21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5-01-14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5-01-14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4-11-2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4-07-2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4-04-17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4-01-29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3-12-05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3-04-17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3-01-15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3-01-15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2-10-2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2-10-24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2-07-24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2-07-24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2-04-2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2-04-25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2-02-02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2-02-02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1-10-18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1-07-27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1-07-27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1-07-21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1-01-24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0-11-17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0-07-29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0-04-29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10-01-12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9-11-03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9-06-24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9-02-06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8-09-18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8-06-25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8-03-20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7-09-14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7-03-2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6-09-2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6-04-20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6-02-09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5-10-26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5-09-12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5-07-06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5-04-20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5-02-1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4-12-14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4-10-2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4-08-26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4-06-29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4-02-05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3-11-07 0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3-06-26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3-04-24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3-02-13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2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2-10-14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2-08-07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2-06-18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2-04-08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2-02-2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1-12-18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1-10-2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1-08-28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1-08-13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1-06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1-04-10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1-02-06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0-12-06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0-08-03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0-06-15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0-04-24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2000-02-18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9-12-22 0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9-12-03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9-10-1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9-09-02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9-07-2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9-05-2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9-04-13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8008" calcext:value-type="float">
            <text:p>-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9-03-08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8216" calcext:value-type="float">
            <text:p>-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9-02-0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8-12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8-10-27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8-09-04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8-08-18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8-08-14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8-08-1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8-05-0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8-03-03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2304" calcext:value-type="float">
            <text:p>-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8-02-11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8112" calcext:value-type="float">
            <text:p>-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7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7-11-21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7-10-16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7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7-08-05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7-06-18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7-06-06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7-04-23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7-03-19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7-02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8112" calcext:value-type="float">
            <text:p>-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7-02-13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0952" calcext:value-type="float">
            <text:p>-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7-01-10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7-01-0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7736" calcext:value-type="float">
            <text:p>-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7-01-02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6-1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6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6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6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6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6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6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6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6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6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1044</text:p>
          </table:table-cell>
          <table:table-cell office:value-type="string" calcext:value-type="string">
            <text:p>04S/02W-02BBD</text:p>
          </table:table-cell>
          <table:table-cell office:value-type="string" calcext:value-type="string">
            <text:p>1996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90" meta:object-count="0"/>
    <meta:user-defined meta:name="AppVersion">3.0</meta:user-defined>
  </office:meta>
</office:document-meta>
</file>